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1AB000013A2000013A2BA1B6C01.svg" manifest:media-type="image/svg+xml"/>
  <manifest:file-entry manifest:full-path="Pictures/100000010000017C0000017CDD77562D.png" manifest:media-type="image/png"/>
  <manifest:file-entry manifest:full-path="Pictures/100001DC000013A2000013A2EA4792B5.svg" manifest:media-type="image/svg+xml"/>
  <manifest:file-entry manifest:full-path="Pictures/1000019F000013A2000013A2942680F1.svg" manifest:media-type="image/svg+xml"/>
  <manifest:file-entry manifest:full-path="Pictures/100000010000017C0000017C4A315E93.png" manifest:media-type="image/png"/>
  <manifest:file-entry manifest:full-path="Pictures/100000010000017C0000017C0D9AA615.png" manifest:media-type="image/png"/>
  <manifest:file-entry manifest:full-path="Pictures/100000010000017C0000017CC0C30796.png" manifest:media-type="image/png"/>
  <manifest:file-entry manifest:full-path="Pictures/100001B1000013A2000013A2DF379CD6.svg" manifest:media-type="image/svg+xml"/>
  <manifest:file-entry manifest:full-path="Pictures/100001E8000013A2000013A26CE5A2F3.svg" manifest:media-type="image/svg+xml"/>
  <manifest:file-entry manifest:full-path="Pictures/100000010000017C0000017CF5C031DE.png" manifest:media-type="image/png"/>
  <manifest:file-entry manifest:full-path="Pictures/100000010000017C0000017C5A9F0E1F.png" manifest:media-type="image/png"/>
  <manifest:file-entry manifest:full-path="Pictures/10000199000013A2000013A2686E249E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raz2" text:anchor-type="char" svg:x="0.7cm" svg:y="0.499cm" svg:width="6.63cm" svg:height="6.63cm" draw:z-index="0"><draw:image xlink:href="Pictures/10000199000013A2000013A2686E249E.svg" xlink:type="simple" xlink:show="embed" xlink:actuate="onLoad" draw:mime-type="image/svg+xml"/><draw:image xlink:href="Pictures/100000010000017C0000017C5A9F0E1F.png" xlink:type="simple" xlink:show="embed" xlink:actuate="onLoad" draw:mime-type="image/png"/></draw:frame><draw:frame draw:style-name="fr1" draw:name="Obraz1" text:anchor-type="char" svg:x="8.999cm" svg:y="0.499cm" svg:width="6.669cm" svg:height="6.669cm" draw:z-index="1"><draw:image xlink:href="Pictures/100001E8000013A2000013A26CE5A2F3.svg" xlink:type="simple" xlink:show="embed" xlink:actuate="onLoad" draw:mime-type="image/svg+xml"/><draw:image xlink:href="Pictures/100000010000017C0000017CC0C3079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raz3" text:anchor-type="char" svg:x="0.7cm" svg:y="0.3cm" svg:width="6.669cm" svg:height="6.669cm" draw:z-index="2"><draw:image xlink:href="Pictures/1000019F000013A2000013A2942680F1.svg" xlink:type="simple" xlink:show="embed" xlink:actuate="onLoad" draw:mime-type="image/svg+xml"/><draw:image xlink:href="Pictures/100000010000017C0000017CF5C031DE.png" xlink:type="simple" xlink:show="embed" xlink:actuate="onLoad" draw:mime-type="image/png"/></draw:frame><draw:frame draw:style-name="fr1" draw:name="Obraz4" text:anchor-type="char" svg:x="8.999cm" svg:y="0.3cm" svg:width="6.669cm" svg:height="6.669cm" draw:z-index="3"><draw:image xlink:href="Pictures/100001DC000013A2000013A2EA4792B5.svg" xlink:type="simple" xlink:show="embed" xlink:actuate="onLoad" draw:mime-type="image/svg+xml"/><draw:image xlink:href="Pictures/100000010000017C0000017C0D9AA61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raz5" text:anchor-type="char" svg:x="0.7cm" svg:y="0cm" svg:width="6.669cm" svg:height="6.669cm" draw:z-index="4"><draw:image xlink:href="Pictures/100001AB000013A2000013A2BA1B6C01.svg" xlink:type="simple" xlink:show="embed" xlink:actuate="onLoad" draw:mime-type="image/svg+xml"/><draw:image xlink:href="Pictures/100000010000017C0000017CDD77562D.png" xlink:type="simple" xlink:show="embed" xlink:actuate="onLoad" draw:mime-type="image/png"/></draw:frame><draw:frame draw:style-name="fr1" draw:name="Obraz6" text:anchor-type="char" svg:x="8.999cm" svg:y="0cm" svg:width="6.669cm" svg:height="6.669cm" draw:z-index="5"><draw:image xlink:href="Pictures/100001B1000013A2000013A2DF379CD6.svg" xlink:type="simple" xlink:show="embed" xlink:actuate="onLoad" draw:mime-type="image/svg+xml"/><draw:image xlink:href="Pictures/100000010000017C0000017C4A315E93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teusz Pomianek</meta:initial-creator>
    <meta:creation-date>2026-03-18T13:39:10.618681034</meta:creation-date>
    <dc:date>2026-03-18T13:46:49.481108528</dc:date>
    <dc:creator>Mateusz Pomianek</dc:creator>
    <meta:editing-duration>PT7M39S</meta:editing-duration>
    <meta:editing-cycles>1</meta:editing-cycles>
    <meta:generator>LibreOffice/25.8.5.2$Linux_X86_64 LibreOffice_project/580$Build-2</meta:generator>
    <meta:document-statistic meta:table-count="0" meta:image-count="6" meta:object-count="0" meta:page-count="1" meta:paragraph-count="0" meta:word-count="0" meta:character-count="0" meta:non-whitespace-character-count="0"/>
  </office:meta>
</office:document-meta>
</file>